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Text_20_body_20_indent_20_Organon">testet with Win7 (LO 4.2.0.4 and OO 4.0.1) and Ubuntu 13.10 (LO 4.2.0.4), not testet with OSX 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h text:style-name="Heading_20_1" text:outline-level="1"/>
      </text:section>
      <text:section text:style-name="Sect1" text:name="OrganonSec2" text:display="none">
        <text:h text:style-name="Heading_20_1" text:outline-level="1"/>
      </text:section>
      <text:section text:style-name="Sect1" text:name="OrganonSec3" text:display="none">
        <text:h text:style-name="Heading_20_1" text:outline-level="1"/>
      </text:section>
      <text:section text:style-name="Sect1" text:name="OrganonSec4" text:display="none">
        <text:h text:style-name="Heading_20_1" text:outline-level="1"/>
      </text:section>
      <text:section text:style-name="Sect1" text:name="OrganonSec5" text:display="none">
        <text:h text:style-name="Heading_20_1" text:outline-level="1"/>
      </text:section>
      <text:section text:style-name="Sect1" text:name="OrganonSec6" text:display="none">
        <text:h text:style-name="Heading_20_1" text:outline-level="1"/>
      </text:section>
      <text:section text:style-name="Sect1" text:name="OrganonSec7" text:display="none">
        <text:h text:style-name="Heading_20_1" text:outline-level="1"/>
      </text:section>
      <text:section text:style-name="Sect1" text:name="OrganonSec8" text:display="none">
        <text:h text:style-name="Heading_20_1" text:outline-level="1"/>
      </text:section>
      <text:section text:style-name="Sect1" text:name="OrganonSec9" text:display="none">
        <text:h text:style-name="Heading_20_1" text:outline-level="1"/>
      </text:section>
      <text:section text:style-name="Sect1" text:name="OrganonSec10" text:display="none">
        <text:h text:style-name="Heading_20_1" text:outline-level="1"/>
      </text:section>
      <text:section text:style-name="Sect1" text:name="OrganonSec11" text:display="none">
        <text:h text:style-name="Heading_20_1" text:outline-level="1"/>
      </text:section>
      <text:section text:style-name="Sect1" text:name="OrganonSec12" text:display="none">
        <text:h text:style-name="Heading_20_1" text:outline-level="1"/>
      </text:section>
      <text:section text:style-name="Sect1" text:name="OrganonSec13" text:display="none">
        <text:h text:style-name="Heading_20_1" text:outline-level="1"/>
      </text:section>
      <text:section text:style-name="Sect1" text:name="OrganonSec14" text:display="none">
        <text:h text:style-name="Heading_20_1" text:outline-level="1"/>
      </text:section>
      <text:section text:style-name="Sect1" text:name="OrganonSec15" text:display="none">
        <text:h text:style-name="Heading_20_1" text:outline-level="1"/>
      </text:section>
      <text:section text:style-name="Sect1" text:name="OrganonSec16" text:display="none">
        <text:h text:style-name="Heading_20_1" text:outline-level="1"/>
      </text:section>
      <text:section text:style-name="Sect1" text:name="OrganonSec17" text:display="none">
        <text:h text:style-name="Heading_20_1" text:outline-level="1"/>
      </text:section>
      <text:section text:style-name="Sect1" text:name="OrganonSec18" text:display="none">
        <text:h text:style-name="Heading_20_1" text:outline-level="1"/>
      </text:section>
      <text:section text:style-name="Sect1" text:name="OrganonSec19" text:display="none">
        <text:h text:style-name="Heading_20_1" text:outline-level="1"/>
      </text:section>
      <text:section text:style-name="Sect1" text:name="OrganonSec20" text:display="none">
        <text:h text:style-name="Heading_20_1" text:outline-level="1"/>
      </text:section>
      <text:section text:style-name="Sect1" text:name="OrganonSec21" text:display="none">
        <text:h text:style-name="Heading_20_1" text:outline-level="1"/>
      </text:section>
      <text:section text:style-name="Sect1" text:name="OrganonSec22" text:display="none">
        <text:h text:style-name="Heading_20_1" text:outline-level="1"/>
      </text:section>
      <text:section text:style-name="Sect1" text:name="OrganonSec23" text:display="none">
        <text:h text:style-name="Heading_20_1" text:outline-level="1"/>
      </text:section>
      <text:section text:style-name="Sect1" text:name="OrganonSec24" text:display="none">
        <text:h text:style-name="Heading_20_1" text:outline-level="1"/>
      </text:section>
      <text:section text:style-name="Sect1" text:name="OrganonSec25" text:display="none">
        <text:h text:style-name="Heading_20_1" text:outline-level="1"/>
      </text:section>
      <text:section text:style-name="Sect1" text:name="OrganonSec26" text:display="none">
        <text:h text:style-name="Heading_20_1" text:outline-level="1"/>
      </text:section>
      <text:section text:style-name="Sect1" text:name="OrganonSec27" text:display="none">
        <text:h text:style-name="Heading_20_1" text:outline-level="1"/>
      </text:section>
      <text:section text:style-name="Sect1" text:name="OrganonSec2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4T13:56:10.30</meta:creation-date>
    <dc:date>2014-06-24T13:58:40.14</dc:date>
    <meta:editing-duration>PT11S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58" meta:character-count="422"/>
    <meta:user-defined meta:name="ProjektName">Organon Manual</meta:user-defined>
  </office:meta>
</office:document-meta>
</file>